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paragraph-properties fo:text-align="start" style:justify-single-word="false"/>
      <style:text-properties fo:font-size="12pt" fo:language="zxx" fo:country="none" fo:font-weight="normal" officeooo:paragraph-rsid="0021ac41" style:language-asian="zxx" style:country-asian="none" style:language-complex="zxx" style:country-complex="none"/>
    </style:style>
    <style:style style:name="P2" style:family="paragraph" style:parent-style-name="Standard" style:list-style-name="L2">
      <style:paragraph-properties fo:text-align="start" style:justify-single-word="false"/>
      <style:text-properties fo:font-size="12pt" fo:language="zxx" fo:country="none" fo:font-weight="bold" officeooo:paragraph-rsid="00235afa" style:language-asian="zxx" style:country-asian="none" style:language-complex="zxx" style:country-complex="none"/>
    </style:style>
    <style:style style:name="P3" style:family="paragraph" style:parent-style-name="Standard">
      <style:paragraph-properties fo:text-align="start" style:justify-single-word="false"/>
      <style:text-properties style:text-line-through-style="none" style:text-line-through-type="none" fo:font-size="12pt" fo:language="zxx" fo:country="none" fo:font-style="normal" style:text-underline-style="none" fo:font-weight="normal" officeooo:rsid="001fbcd7" officeooo:paragraph-rsid="001fbcd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 style:family="paragraph" style:parent-style-name="Standard">
      <style:paragraph-properties fo:text-align="start" style:justify-single-word="false"/>
      <style:text-properties style:text-line-through-style="none" style:text-line-through-type="none" fo:font-size="12pt" fo:language="zxx" fo:country="none" fo:font-style="normal" style:text-underline-style="none" fo:font-weight="normal" officeooo:rsid="0021ac41" officeooo:paragraph-rsid="0021ac4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 style:family="paragraph" style:parent-style-name="Standard">
      <style:paragraph-properties fo:text-align="start" style:justify-single-word="false"/>
      <style:text-properties style:text-line-through-style="none" style:text-line-through-type="none" fo:font-size="12pt" fo:language="zxx" fo:country="none" fo:font-style="normal" style:text-underline-style="none" fo:font-weight="normal" officeooo:rsid="0028d397" officeooo:paragraph-rsid="0028d39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 style:family="paragraph" style:parent-style-name="Standard" style:list-style-name="L2">
      <style:paragraph-properties fo:text-align="start" style:justify-single-word="false"/>
      <style:text-properties style:text-line-through-style="none" style:text-line-through-type="none" fo:font-size="12pt" fo:language="zxx" fo:country="none" fo:font-style="italic" style:text-underline-style="none" fo:font-weight="bold" officeooo:rsid="0021ac41" officeooo:paragraph-rsid="0021ac41"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7" style:family="paragraph" style:parent-style-name="Standard">
      <style:paragraph-properties fo:text-align="start" style:justify-single-word="false"/>
      <style:text-properties style:text-line-through-style="none" style:text-line-through-type="none" fo:font-size="16pt" fo:language="zxx" fo:country="none" fo:font-style="italic" style:text-underline-style="none" fo:font-weight="bold" officeooo:rsid="001fbcd7" officeooo:paragraph-rsid="001fbcd7" style:font-size-asian="14pt" style:language-asian="zxx" style:country-asian="none" style:font-style-asian="italic" style:font-weight-asian="bold" style:font-size-complex="16pt" style:language-complex="zxx" style:country-complex="none" style:font-style-complex="italic" style:font-weight-complex="bold"/>
    </style:style>
    <style:style style:name="P8" style:family="paragraph" style:parent-style-name="Standard">
      <style:paragraph-properties fo:text-align="center" style:justify-single-word="false"/>
      <style:text-properties style:text-line-through-style="none" style:text-line-through-type="none" fo:font-size="16pt" fo:language="zxx" fo:country="none" fo:font-style="italic" style:text-underline-style="none" fo:font-weight="bold" officeooo:rsid="001fbcd7" officeooo:paragraph-rsid="001fbcd7" style:font-size-asian="14pt" style:language-asian="zxx" style:country-asian="none" style:font-style-asian="italic" style:font-weight-asian="bold" style:font-size-complex="16pt" style:language-complex="zxx" style:country-complex="none" style:font-style-complex="italic" style:font-weight-complex="bold"/>
    </style:style>
    <style:style style:name="P9" style:family="paragraph" style:parent-style-name="Standard">
      <style:paragraph-properties fo:text-align="center" style:justify-single-word="false"/>
      <style:text-properties style:text-line-through-style="none" style:text-line-through-type="none" fo:font-size="16pt" fo:language="zxx" fo:country="none" fo:font-style="italic" style:text-underline-style="none" fo:font-weight="normal" officeooo:rsid="001fbcd7" officeooo:paragraph-rsid="001fbcd7" style:font-size-asian="14pt" style:language-asian="zxx" style:country-asian="none" style:font-style-asian="italic" style:font-weight-asian="normal" style:font-size-complex="16pt" style:language-complex="zxx" style:country-complex="none" style:font-style-complex="italic" style:font-weight-complex="normal"/>
    </style:style>
    <style:style style:name="P10" style:family="paragraph" style:parent-style-name="Standard">
      <style:paragraph-properties fo:text-align="start" style:justify-single-word="false"/>
      <style:text-properties style:text-line-through-style="none" style:text-line-through-type="none" fo:font-size="13pt" fo:language="zxx" fo:country="none" fo:font-style="italic" style:text-underline-style="solid" style:text-underline-width="auto" style:text-underline-color="font-color" fo:font-weight="bold" officeooo:rsid="001fbcd7" officeooo:paragraph-rsid="001fbcd7" style:font-size-asian="13pt" style:language-asian="zxx" style:country-asian="none" style:font-style-asian="italic" style:font-weight-asian="bold" style:font-size-complex="13pt" style:language-complex="zxx" style:country-complex="none" style:font-style-complex="italic" style:font-weight-complex="bold"/>
    </style:style>
    <style:style style:name="P11" style:family="paragraph" style:parent-style-name="Standard">
      <style:paragraph-properties fo:text-align="start" style:justify-single-word="false"/>
      <style:text-properties style:text-line-through-style="none" style:text-line-through-type="none" fo:font-size="13pt" fo:language="zxx" fo:country="none" fo:font-style="italic" style:text-underline-style="solid" style:text-underline-width="auto" style:text-underline-color="font-color" fo:font-weight="bold" officeooo:rsid="0021ac41" officeooo:paragraph-rsid="0021ac41" style:font-size-asian="13pt" style:language-asian="zxx" style:country-asian="none" style:font-style-asian="italic" style:font-weight-asian="bold" style:font-size-complex="13pt" style:language-complex="zxx" style:country-complex="none" style:font-style-complex="italic" style:font-weight-complex="bold"/>
    </style:style>
    <style:style style:name="P12" style:family="paragraph" style:parent-style-name="Standard">
      <style:paragraph-properties fo:text-align="start" style:justify-single-word="false"/>
      <style:text-properties fo:color="#000000" style:font-name="Liberation Serif" fo:font-size="12pt" fo:language="zxx" fo:country="none" fo:font-style="italic" fo:font-weight="bold" officeooo:rsid="002a6450" officeooo:paragraph-rsid="0028d397" fo:background-color="#ffffff"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3" style:family="paragraph" style:parent-style-name="Standard" style:list-style-name="L2">
      <style:paragraph-properties fo:text-align="start" style:justify-single-word="false"/>
      <style:text-properties fo:color="#000000" style:font-name="Liberation Serif" fo:font-size="12pt" fo:language="zxx" fo:country="none" fo:font-style="italic" fo:font-weight="bold" officeooo:rsid="002a6450" officeooo:paragraph-rsid="0028d397" fo:background-color="#ffffff"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4" style:family="paragraph" style:parent-style-name="Standard">
      <style:paragraph-properties fo:text-align="center" style:justify-single-word="false"/>
      <style:text-properties fo:font-size="18pt" fo:language="zxx" fo:country="none" fo:font-style="italic" style:text-underline-style="solid" style:text-underline-width="auto" style:text-underline-color="font-color" fo:font-weight="bold" officeooo:rsid="001fbcd7" officeooo:paragraph-rsid="001fbcd7" style:font-size-asian="18pt" style:language-asian="zxx" style:country-asian="none" style:font-style-asian="italic" style:font-weight-asian="bold" style:font-size-complex="18pt" style:language-complex="zxx" style:country-complex="none" style:font-style-complex="italic" style:font-weight-complex="bold"/>
    </style:style>
    <style:style style:name="P15" style:family="paragraph" style:parent-style-name="Standard" style:list-style-name="L2">
      <style:paragraph-properties fo:text-align="start" style:justify-single-word="false"/>
      <style:text-properties fo:language="zxx" fo:country="none" officeooo:paragraph-rsid="00282637" style:language-asian="zxx" style:country-asian="none" style:language-complex="zxx" style:country-complex="none"/>
    </style:style>
    <style:style style:name="P16" style:family="paragraph" style:parent-style-name="Standard" style:list-style-name="L2">
      <style:paragraph-properties fo:text-align="start" style:justify-single-word="false"/>
      <style:text-properties fo:language="zxx" fo:country="none" officeooo:paragraph-rsid="002b39f1" style:language-asian="zxx" style:country-asian="none" style:language-complex="zxx" style:country-complex="none"/>
    </style:style>
    <style:style style:name="P17" style:family="paragraph" style:parent-style-name="Standard" style:list-style-name="L2">
      <style:paragraph-properties fo:text-align="start" style:justify-single-word="false"/>
      <style:text-properties fo:language="zxx" fo:country="none" officeooo:paragraph-rsid="002c4e0f" style:language-asian="zxx" style:country-asian="none" style:language-complex="zxx" style:country-complex="none"/>
    </style:style>
    <style:style style:name="P18" style:family="paragraph" style:parent-style-name="Standard" style:list-style-name="L2">
      <style:paragraph-properties fo:text-align="start" style:justify-single-word="false"/>
      <style:text-properties fo:language="zxx" fo:country="none" officeooo:rsid="0028d397" officeooo:paragraph-rsid="0028d397" style:language-asian="zxx" style:country-asian="none" style:language-complex="zxx" style:country-complex="none"/>
    </style:style>
    <style:style style:name="P19" style:family="paragraph" style:parent-style-name="Standard" style:list-style-name="L2">
      <style:paragraph-properties fo:text-align="start" style:justify-single-word="false"/>
      <style:text-properties fo:language="zxx" fo:country="none" fo:font-style="italic" fo:font-weight="bold" officeooo:rsid="0028d397" officeooo:paragraph-rsid="002b39f1" style:language-asian="zxx" style:country-asian="none" style:font-style-asian="italic" style:font-weight-asian="bold" style:language-complex="zxx" style:country-complex="none" style:font-style-complex="italic" style:font-weight-complex="bold"/>
    </style:style>
    <style:style style:name="P20" style:family="paragraph" style:parent-style-name="Standard" style:list-style-name="L2">
      <style:paragraph-properties fo:text-align="start" style:justify-single-word="false"/>
      <style:text-properties fo:language="zxx" fo:country="none" fo:font-style="italic" fo:font-weight="bold" officeooo:rsid="002c4e0f" officeooo:paragraph-rsid="002c4e0f" style:language-asian="zxx" style:country-asian="none" style:font-style-asian="italic" style:font-weight-asian="bold" style:language-complex="zxx" style:country-complex="none" style:font-style-complex="italic" style:font-weight-complex="bold"/>
    </style:style>
    <style:style style:name="P21" style:family="paragraph" style:parent-style-name="Standard" style:list-style-name="L2">
      <style:paragraph-properties fo:text-align="start" style:justify-single-word="false"/>
      <style:text-properties fo:language="zxx" fo:country="none" fo:font-style="italic" fo:font-weight="bold" officeooo:rsid="002cdacf" officeooo:paragraph-rsid="002cdacf" style:language-asian="zxx" style:country-asian="none" style:font-style-asian="italic" style:font-weight-asian="bold" style:language-complex="zxx" style:country-complex="none" style:font-style-complex="italic" style:font-weight-complex="bold"/>
    </style:style>
    <style:style style:name="P22" style:family="paragraph" style:parent-style-name="Standard" style:list-style-name="L2">
      <style:paragraph-properties fo:text-align="start" style:justify-single-word="false"/>
      <style:text-properties fo:language="zxx" fo:country="none" fo:font-style="italic" fo:font-weight="bold" officeooo:rsid="002e0eea" officeooo:paragraph-rsid="002eab83" style:language-asian="zxx" style:country-asian="none" style:font-style-asian="italic" style:font-weight-asian="bold" style:language-complex="zxx" style:country-complex="none" style:font-style-complex="italic" style:font-weight-complex="bold"/>
    </style:style>
    <style:style style:name="P23" style:family="paragraph" style:parent-style-name="Standard" style:list-style-name="L3">
      <style:paragraph-properties fo:text-align="start" style:justify-single-word="false"/>
      <style:text-properties fo:language="zxx" fo:country="none" style:text-underline-style="none" officeooo:paragraph-rsid="0028d397" style:language-asian="zxx" style:country-asian="none" style:language-complex="zxx" style:country-complex="none"/>
    </style:style>
    <style:style style:name="P24" style:family="paragraph" style:parent-style-name="Standard">
      <style:paragraph-properties fo:text-align="start" style:justify-single-word="false"/>
      <style:text-properties fo:font-size="16pt" fo:language="zxx" fo:country="none" fo:font-style="italic" style:text-underline-style="solid" style:text-underline-width="auto" style:text-underline-color="font-color" fo:font-weight="bold" officeooo:rsid="001fbcd7" officeooo:paragraph-rsid="001fbcd7" style:font-size-asian="14pt" style:language-asian="zxx" style:country-asian="none" style:font-style-asian="italic" style:font-weight-asian="bold" style:font-size-complex="16pt" style:language-complex="zxx" style:country-complex="none" style:font-style-complex="italic" style:font-weight-complex="bold"/>
    </style:style>
    <style:style style:name="P25" style:family="paragraph" style:parent-style-name="Standard">
      <style:paragraph-properties fo:text-align="start" style:justify-single-word="false"/>
      <style:text-properties fo:font-size="13pt" fo:language="zxx" fo:country="none" fo:font-style="italic" style:text-underline-style="solid" style:text-underline-width="auto" style:text-underline-color="font-color" fo:font-weight="bold" officeooo:rsid="0028d397" officeooo:paragraph-rsid="0028d397" style:font-size-asian="13pt" style:language-asian="zxx" style:country-asian="none" style:font-style-asian="italic" style:font-weight-asian="bold" style:font-size-complex="13pt" style:language-complex="zxx" style:country-complex="none" style:font-style-complex="italic" style:font-weight-complex="bold"/>
    </style:style>
    <style:style style:name="T1" style:family="text">
      <style:text-properties style:text-line-through-style="none" style:text-line-through-type="none" fo:font-style="normal" style:text-underline-style="none" officeooo:rsid="0021ac41" style:font-size-asian="10.5pt" style:font-style-asian="normal" style:font-weight-asian="normal" style:font-size-complex="12pt" style:font-style-complex="normal" style:font-weight-complex="normal"/>
    </style:style>
    <style:style style:name="T2" style:family="text">
      <style:text-properties style:text-line-through-style="none" style:text-line-through-type="none" fo:font-style="normal" style:text-underline-style="none" fo:font-weight="normal" officeooo:rsid="0023cd56" style:font-size-asian="10.5pt" style:font-style-asian="normal" style:font-weight-asian="normal" style:font-size-complex="12pt" style:font-style-complex="normal" style:font-weight-complex="normal"/>
    </style:style>
    <style:style style:name="T3" style:family="text">
      <style:text-properties style:text-line-through-style="none" style:text-line-through-type="none" fo:font-style="normal" style:text-underline-style="none" fo:font-weight="normal" officeooo:rsid="00264da5" style:font-size-asian="10.5pt" style:font-style-asian="normal" style:font-weight-asian="normal" style:font-size-complex="12pt" style:font-style-complex="normal" style:font-weight-complex="normal"/>
    </style:style>
    <style:style style:name="T4" style:family="text">
      <style:text-properties style:text-line-through-style="none" style:text-line-through-type="none" fo:font-style="italic" style:text-underline-style="none" officeooo:rsid="002279d8" style:font-size-asian="10.5pt" style:font-style-asian="italic" style:font-weight-asian="bold" style:font-size-complex="12pt" style:font-style-complex="italic" style:font-weight-complex="bold"/>
    </style:style>
    <style:style style:name="T5" style:family="text">
      <style:text-properties style:text-line-through-style="none" style:text-line-through-type="none" fo:font-style="italic" style:text-underline-style="none" officeooo:rsid="00235afa" style:font-size-asian="10.5pt" style:font-style-asian="italic" style:font-weight-asian="bold" style:font-size-complex="12pt" style:font-style-complex="italic" style:font-weight-complex="bold"/>
    </style:style>
    <style:style style:name="T6" style:family="text">
      <style:text-properties fo:color="#000000" style:font-name="Liberation Serif" fo:background-color="#ffffff" loext:char-shading-value="0" style:font-size-asian="12pt" style:font-size-complex="12pt"/>
    </style:style>
    <style:style style:name="T7" style:family="text">
      <style:text-properties fo:color="#000000" style:font-name="Liberation Serif" fo:font-style="normal" fo:font-weight="normal" officeooo:rsid="0023d194" fo:background-color="#ffffff" loext:char-shading-value="0" style:font-size-asian="12pt" style:font-style-asian="normal" style:font-weight-asian="normal" style:font-size-complex="12pt" style:font-style-complex="normal" style:font-weight-complex="normal"/>
    </style:style>
    <style:style style:name="T8" style:family="text">
      <style:text-properties fo:color="#000000" style:font-name="Liberation Serif" fo:font-style="normal" fo:font-weight="normal" officeooo:rsid="00264da5" fo:background-color="#ffffff" loext:char-shading-value="0" style:font-size-asian="12pt" style:font-style-asian="normal" style:font-weight-asian="normal" style:font-size-complex="12pt" style:font-style-complex="normal" style:font-weight-complex="normal"/>
    </style:style>
    <style:style style:name="T9" style:family="text">
      <style:text-properties fo:color="#000000" style:font-name="Liberation Serif" fo:font-style="normal" fo:font-weight="normal" officeooo:rsid="002b39f1" fo:background-color="#ffffff" loext:char-shading-value="0" style:font-size-asian="12pt" style:font-style-asian="normal" style:font-weight-asian="normal" style:font-size-complex="12pt" style:font-style-complex="normal" style:font-weight-complex="normal"/>
    </style:style>
    <style:style style:name="T10" style:family="text">
      <style:text-properties fo:color="#000000" style:font-name="Liberation Serif"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11" style:family="text">
      <style:text-properties fo:color="#000000" style:font-name="Liberation Serif" fo:font-size="12pt" fo:font-style="normal" fo:font-weight="normal" officeooo:rsid="00264da5" fo:background-color="#ffffff" loext:char-shading-value="0" style:font-size-asian="12pt" style:font-style-asian="normal" style:font-weight-asian="normal" style:font-size-complex="12pt" style:font-style-complex="normal" style:font-weight-complex="normal"/>
    </style:style>
    <style:style style:name="T12" style:family="text">
      <style:text-properties fo:color="#000000" style:font-name="Liberation Serif" fo:font-size="12pt" fo:font-style="normal" fo:font-weight="normal" officeooo:rsid="00282637" fo:background-color="#ffffff" loext:char-shading-value="0" style:font-size-asian="12pt" style:font-style-asian="normal" style:font-weight-asian="normal" style:font-size-complex="12pt" style:font-style-complex="normal" style:font-weight-complex="normal"/>
    </style:style>
    <style:style style:name="T13" style:family="text">
      <style:text-properties fo:color="#000000" style:font-name="Liberation Serif" fo:font-size="12pt" fo:font-style="normal" fo:font-weight="normal" officeooo:rsid="0028d397" fo:background-color="#ffffff" loext:char-shading-value="0" style:font-size-asian="12pt" style:font-style-asian="normal" style:font-weight-asian="normal" style:font-size-complex="12pt" style:font-style-complex="normal" style:font-weight-complex="normal"/>
    </style:style>
    <style:style style:name="T14" style:family="text">
      <style:text-properties fo:color="#000000" style:font-name="Liberation Serif" fo:font-size="12pt" fo:font-style="normal" fo:font-weight="normal" officeooo:rsid="002b39f1" fo:background-color="#ffffff" loext:char-shading-value="0" style:font-size-asian="12pt" style:font-style-asian="normal" style:font-weight-asian="normal" style:font-size-complex="12pt" style:font-style-complex="normal" style:font-weight-complex="normal"/>
    </style:style>
    <style:style style:name="T15" style:family="text">
      <style:text-properties fo:color="#000000" style:font-name="Liberation Serif" fo:font-size="12pt" fo:font-style="normal" fo:font-weight="normal" officeooo:rsid="002c4e0f" fo:background-color="#ffffff" loext:char-shading-value="0" style:font-size-asian="12pt" style:font-style-asian="normal" style:font-weight-asian="normal" style:font-size-complex="12pt" style:font-style-complex="normal" style:font-weight-complex="normal"/>
    </style:style>
    <style:style style:name="T16" style:family="text">
      <style:text-properties fo:color="#000000" style:font-name="Liberation Serif"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17" style:family="text">
      <style:text-properties fo:color="#000000" style:font-name="Liberation Serif" fo:font-size="12pt" fo:background-color="#ffffff" loext:char-shading-value="0" style:font-size-asian="12pt" style:font-size-complex="12pt"/>
    </style:style>
    <style:style style:name="T18" style:family="text">
      <style:text-properties fo:color="#000000" style:font-name="Liberation Serif" fo:font-size="12pt" officeooo:rsid="002a6450" fo:background-color="#ffffff" loext:char-shading-value="0" style:font-size-asian="12pt" style:font-size-complex="12pt"/>
    </style:style>
    <style:style style:name="T19" style:family="text">
      <style:text-properties fo:color="#000000" style:text-line-through-style="none" style:text-line-through-type="none" style:font-name="Liberation Serif" fo:font-style="normal" style:text-underline-style="none" officeooo:rsid="0021ac41" fo:background-color="#ffffff" loext:char-shading-value="0" style:font-size-asian="12pt" style:font-style-asian="normal" style:font-weight-asian="normal" style:font-size-complex="12pt" style:font-style-complex="normal" style:font-weight-complex="normal"/>
    </style:style>
    <style:style style:name="T20" style:family="text">
      <style:text-properties fo:color="#000000" style:text-line-through-style="none" style:text-line-through-type="none" style:font-name="Liberation Serif" fo:font-style="normal" style:text-underline-style="none" fo:font-weight="normal" officeooo:rsid="0023cd56" fo:background-color="#ffffff" loext:char-shading-value="0" style:font-size-asian="12pt" style:font-style-asian="normal" style:font-weight-asian="normal" style:font-size-complex="12pt" style:font-style-complex="normal" style:font-weight-complex="normal"/>
    </style:style>
    <style:style style:name="T21" style:family="text">
      <style:text-properties fo:color="#000000" style:text-line-through-style="none" style:text-line-through-type="none" style:font-name="Liberation Serif" fo:font-style="normal" style:text-underline-style="none" fo:font-weight="normal" officeooo:rsid="0023d194" fo:background-color="#ffffff" loext:char-shading-value="0" style:font-size-asian="12pt" style:font-style-asian="normal" style:font-weight-asian="normal" style:font-size-complex="12pt" style:font-style-complex="normal" style:font-weight-complex="normal"/>
    </style:style>
    <style:style style:name="T22" style:family="text">
      <style:text-properties fo:color="#000000" style:text-line-through-style="none" style:text-line-through-type="none" style:font-name="Liberation Serif" fo:font-style="normal" style:text-underline-style="none" fo:font-weight="normal" officeooo:rsid="002b39f1" fo:background-color="#ffffff" loext:char-shading-value="0" style:font-size-asian="12pt" style:font-style-asian="normal" style:font-weight-asian="normal" style:font-size-complex="12pt" style:font-style-complex="normal" style:font-weight-complex="normal"/>
    </style:style>
    <style:style style:name="T23" style:family="text">
      <style:text-properties fo:color="#000000" style:text-line-through-style="none" style:text-line-through-type="none" style:font-name="Liberation Serif" fo:font-size="12pt" fo:font-style="normal" style:text-underline-style="none" fo:font-weight="normal" officeooo:rsid="0023cd56" fo:background-color="#ffffff" loext:char-shading-value="0" style:font-size-asian="10.5pt" style:font-style-asian="normal" style:font-weight-asian="normal" style:font-size-complex="12pt" style:font-style-complex="normal" style:font-weight-complex="normal"/>
    </style:style>
    <style:style style:name="T24" style:family="text">
      <style:text-properties fo:color="#000000" style:text-line-through-style="none" style:text-line-through-type="none" style:font-name="Liberation Serif" fo:font-size="12pt" fo:font-style="normal" style:text-underline-style="none" fo:font-weight="normal" officeooo:rsid="00264da5" fo:background-color="#ffffff" loext:char-shading-value="0" style:font-size-asian="10.5pt" style:font-style-asian="normal" style:font-weight-asian="normal" style:font-size-complex="12pt" style:font-style-complex="normal" style:font-weight-complex="normal"/>
    </style:style>
    <style:style style:name="T25" style:family="text">
      <style:text-properties fo:color="#000000" style:text-line-through-style="none" style:text-line-through-type="none" style:font-name="Liberation Serif" fo:font-size="12pt" fo:font-style="normal" style:text-underline-style="none" fo:font-weight="normal" officeooo:rsid="002b39f1" fo:background-color="#ffffff" loext:char-shading-value="0" style:font-size-asian="10.5pt" style:font-style-asian="normal" style:font-weight-asian="normal" style:font-size-complex="12pt" style:font-style-complex="normal" style:font-weight-complex="normal"/>
    </style:style>
    <style:style style:name="T26" style:family="text">
      <style:text-properties fo:color="#000000" style:text-line-through-style="none" style:text-line-through-type="none" style:font-name="Liberation Serif" fo:font-size="12pt" fo:font-style="normal" style:text-underline-style="none" fo:font-weight="normal" fo:background-color="#ffffff" loext:char-shading-value="0" style:font-size-asian="12pt" style:font-style-asian="normal" style:font-weight-asian="normal" style:font-size-complex="12pt" style:font-style-complex="normal" style:font-weight-complex="normal"/>
    </style:style>
    <style:style style:name="T27" style:family="text">
      <style:text-properties fo:color="#000000" style:text-line-through-style="none" style:text-line-through-type="none" style:font-name="Liberation Serif" fo:font-size="12pt" fo:font-style="normal" style:text-underline-style="none" fo:font-weight="normal" officeooo:rsid="002b39f1" fo:background-color="#ffffff" loext:char-shading-value="0" style:font-size-asian="12pt" style:font-style-asian="normal" style:font-weight-asian="normal" style:font-size-complex="12pt" style:font-style-complex="normal" style:font-weight-complex="normal"/>
    </style:style>
    <style:style style:name="T28" style:family="text">
      <style:text-properties fo:color="#000000" style:text-line-through-style="none" style:text-line-through-type="none" style:font-name="Liberation Serif" fo:font-size="12pt" fo:font-style="normal" style:text-underline-style="none" fo:font-weight="normal" officeooo:rsid="0023d194" fo:background-color="#ffffff" loext:char-shading-value="0" style:font-size-asian="12pt" style:font-style-asian="normal" style:font-weight-asian="normal" style:font-size-complex="12pt" style:font-style-complex="normal" style:font-weight-complex="normal"/>
    </style:style>
    <style:style style:name="T29" style:family="text">
      <style:text-properties fo:color="#000000" style:text-line-through-style="none" style:text-line-through-type="none" style:font-name="Liberation Serif" fo:font-size="12pt" fo:font-style="normal" style:text-underline-style="none" fo:font-weight="normal" officeooo:rsid="00264da5" fo:background-color="#ffffff" loext:char-shading-value="0" style:font-size-asian="12pt" style:font-style-asian="normal" style:font-weight-asian="normal" style:font-size-complex="12pt" style:font-style-complex="normal" style:font-weight-complex="normal"/>
    </style:style>
    <style:style style:name="T30" style:family="text">
      <style:text-properties fo:color="#000000" style:text-line-through-style="none" style:text-line-through-type="none" style:font-name="Liberation Serif" fo:font-size="12pt" fo:font-style="normal" style:text-underline-style="none" fo:font-weight="normal" officeooo:rsid="00282637" fo:background-color="#ffffff" loext:char-shading-value="0" style:font-size-asian="12pt" style:font-style-asian="normal" style:font-weight-asian="normal" style:font-size-complex="12pt" style:font-style-complex="normal" style:font-weight-complex="normal"/>
    </style:style>
    <style:style style:name="T31" style:family="text">
      <style:text-properties fo:color="#000000" style:text-line-through-style="none" style:text-line-through-type="none" style:font-name="Liberation Serif" fo:font-size="12pt" fo:font-style="normal" style:text-underline-style="none" fo:font-weight="normal" officeooo:rsid="0028d397" fo:background-color="#ffffff" loext:char-shading-value="0" style:font-size-asian="12pt" style:font-style-asian="normal" style:font-weight-asian="normal" style:font-size-complex="12pt" style:font-style-complex="normal" style:font-weight-complex="normal"/>
    </style:style>
    <style:style style:name="T32" style:family="text">
      <style:text-properties fo:color="#000000" style:text-line-through-style="none" style:text-line-through-type="none" style:font-name="Liberation Serif" fo:font-size="12pt" fo:font-style="normal" style:text-underline-style="none" fo:font-weight="normal" officeooo:rsid="002c4e0f" fo:background-color="#ffffff" loext:char-shading-value="0" style:font-size-asian="12pt" style:font-style-asian="normal" style:font-weight-asian="normal" style:font-size-complex="12pt" style:font-style-complex="normal" style:font-weight-complex="normal"/>
    </style:style>
    <style:style style:name="T33" style:family="text">
      <style:text-properties fo:color="#000000" style:text-line-through-style="none" style:text-line-through-type="none" style:font-name="Liberation Serif" fo:font-size="12pt" fo:font-style="normal" style:text-underline-style="none" fo:font-weight="normal" officeooo:rsid="002cdacf" fo:background-color="#ffffff" loext:char-shading-value="0" style:font-size-asian="12pt" style:font-style-asian="normal" style:font-weight-asian="normal" style:font-size-complex="12pt" style:font-style-complex="normal" style:font-weight-complex="normal"/>
    </style:style>
    <style:style style:name="T34" style:family="text">
      <style:text-properties fo:color="#000000" style:text-line-through-style="none" style:text-line-through-type="none" style:font-name="Liberation Serif" fo:font-size="12pt" fo:font-style="normal" style:text-underline-style="none" fo:font-weight="normal" officeooo:rsid="002e0eea" fo:background-color="#ffffff" loext:char-shading-value="0" style:font-size-asian="12pt" style:font-style-asian="normal" style:font-weight-asian="normal" style:font-size-complex="12pt" style:font-style-complex="normal" style:font-weight-complex="normal"/>
    </style:style>
    <style:style style:name="T35" style:family="text">
      <style:text-properties fo:color="#000000" style:text-line-through-style="none" style:text-line-through-type="none" style:font-name="Liberation Serif" fo:font-size="12pt" fo:font-style="normal" style:text-underline-style="none" fo:font-weight="normal" officeooo:rsid="002eab83" fo:background-color="#ffffff" loext:char-shading-value="0" style:font-size-asian="12pt" style:font-style-asian="normal" style:font-weight-asian="normal" style:font-size-complex="12pt" style:font-style-complex="normal" style:font-weight-complex="normal"/>
    </style:style>
    <style:style style:name="T36" style:family="text">
      <style:text-properties fo:color="#000000" style:text-line-through-style="none" style:text-line-through-type="none" style:font-name="Liberation Serif" fo:font-size="12pt" style:text-underline-style="none" fo:background-color="#ffffff" loext:char-shading-value="0" style:font-size-asian="12pt" style:font-size-complex="12pt"/>
    </style:style>
    <style:style style:name="T37" style:family="text">
      <style:text-properties fo:color="#000000" style:text-line-through-style="none" style:text-line-through-type="none" style:font-name="Liberation Serif" fo:font-size="12pt" style:text-underline-style="none" officeooo:rsid="002eab83" fo:background-color="#ffffff" loext:char-shading-value="0" style:font-size-asian="12pt" style:font-size-complex="12pt"/>
    </style:style>
    <style:style style:name="T38" style:family="text">
      <style:text-properties fo:color="#000000" style:text-line-through-style="none" style:text-line-through-type="none" style:font-name="Liberation Serif" fo:font-size="12pt" fo:font-style="italic" style:text-underline-style="none" fo:font-weight="bold" officeooo:rsid="002c4e0f" fo:background-color="#ffffff" loext:char-shading-value="0" style:font-size-asian="12pt" style:font-style-asian="italic" style:font-weight-asian="bold" style:font-size-complex="12pt" style:font-style-complex="italic" style:font-weight-complex="bold"/>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officeooo:rsid="002279d8" style:font-style-asian="normal" style:font-weight-asian="normal" style:font-style-complex="normal" style:font-weight-complex="normal"/>
    </style:style>
    <style:style style:name="T4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Project</text:p>
      <text:p text:style-name="P14">Eργασία 1</text:p>
      <text:p text:style-name="P7"/>
      <text:p text:style-name="P8">Μέλη:</text:p>
      <text:p text:style-name="P9"><text:s/>Σπυρίδων Μπριάκος (1115201700101)</text:p>
      <text:p text:style-name="P9">Αποστολοπούλου Αλεξάνδρα (1115201700005)</text:p>
      <text:p text:style-name="P8"/>
      <text:p text:style-name="P10">-Μεταγλώττιση:</text:p>
      <text:p text:style-name="P3">Για την μεταγλώττιση και το τρέξιμο του προγράμματος:</text:p>
      <text:list xml:id="list1749336253" text:style-name="L1">
        <text:list-item>
          <text:p text:style-name="P1"><text:span text:style-name="T1">make lsh &amp;&amp; </text:span><text:span text:style-name="T6">./lsh -d data/train-images-idx3-ubyte -q data/t10k-images-idx3-ubyte -o output -k 4 -L 5 -N 1 -R 10000</text:span></text:p>
        </text:list-item>
        <text:list-item>
          <text:p text:style-name="P1"><text:span text:style-name="T1">make cube &amp;&amp;</text:span><text:span text:style-name="T19"> </text:span><text:span text:style-name="T6">./cube -d data/train-images-idx3-ubyte -q data/t10k-images-idx3-ubyte -o output -k 14 -R 10000 -N 1 -probes 2 -M 10</text:span></text:p>
        </text:list-item>
        <text:list-item>
          <text:p text:style-name="P1"><text:span text:style-name="T1">make cluster &amp;&amp; </text:span><text:span text:style-name="T6">./cluster -i data/train-images-idx3-ubyte -c data/cluster.conf -o output -complete no -m Hypercube</text:span></text:p>
        </text:list-item>
      </text:list>
      <text:p text:style-name="P4">Γενικά μπορείτε να το τρέξετε και χωρίς παραμέτρους και μέσα στο πρόγραμμα δίνονται οι default τιμές που ορίζονται από την εκφώνηση.</text:p>
      <text:p text:style-name="P5"><text:span text:style-name="T41">Σημείωση</text:span>: Γενικά για να δείτε τα αποτελέσματα στο αρχείο output, πρέπει να το κάνετε πριν δώσετε απάντηση (ναι ή όχι) στην ερώτηση αν θέλετε να συνεχίσετε την αναζήτηση με άλλο dataset, γιατί το έχουμε ρυθμίσει έτσι ώστε να αδείαζει κάθε φορά για να μπούνε τα καινούρια αποτελέσματα στο επόμενο τρέξιμο του προγράμματος.</text:p>
      <text:p text:style-name="P4"/>
      <text:p text:style-name="P11">-Αρχεία Κώδικα &amp; Επικεφαλίδων:</text:p>
      <text:list xml:id="list3793144348" text:style-name="L2">
        <text:list-item>
          <text:p text:style-name="P6">main.cpp: <text:span text:style-name="T39">Εδώ γίνονται οι κατάλληλοι έλεγχοι εισόδου και αρχικοποιήσεις των μεταβλητών των παραμέτρων εισόδου. </text:span><text:span text:style-name="T40">Aνάλογα με την μορφή εισόδου που έχει δωθεί (Lsh, Hypercube ή Cluster) γίνεται η κατάλληλη κλήση αρχικοποίησης των κλάσεων, προκειμένου να μπούνε τα δεδομένα στις διάφορες κλάσεις και να αρχικοποιηθούν όλες οι δομές. Μετά το πέρας κάθε ερωτήματος του χρήστη, τον ρωτάει αν θέλει να συνεχίσει την αναζήτηση για διαφορετικό αρχείο αναζήτησης (με απάντηση y/n).</text:span></text:p>
        </text:list-item>
        <text:list-item>
          <text:p text:style-name="P2"><text:span text:style-name="T4">l</text:span><text:span text:style-name="T5">sh.cpp: </text:span><text:span text:style-name="T2">Αρχικά, </text:span><text:span text:style-name="T3">υπάρχει συνάρτηση που</text:span><text:span text:style-name="T2"> διαβάζει το MNIST dataset και ενημερώνει τις δομές και τα μέλη της κλάσης. Ορίζει το HashtableSize να είναι ίσο με τον Αρ</text:span><text:span text:style-name="T20">ιθμό_των_εικόνων/8, </text:span><text:span text:style-name="T22">τ</text:span><text:span text:style-name="T21">o </text:span><text:span text:style-name="T7">m = 423255 (καθώς με αυτό μετά από πολλές δοκιμές παρατηρήσαμε ότι με αυτή την τιμή γίνεται ο καλύτερος κατακερματισμός στα buckets), <text:s/>το Μ έτσι όπως ορίζεται στις διαφάνειες και το W=4000. </text:span><text:span text:style-name="T8">Μετά κάνουμε exhausting αναζήτηση για να βρούμε τους κοντινότερος </text:span><text:span text:style-name="T9">πραγματικούς</text:span><text:span text:style-name="T8"> γείτονες και τους αποθηκέυουμε σε έναν πίνακα και αρχικοποιούμε τα s_i. Ύστερα, βάζει τις εικόνες στα buckets. </text:span></text:p>
          <text:p text:style-name="P15"><text:span text:style-name="T11">Μετά από όλα αυτά καλείται η συνάρτηση που ευθύνεται για τον Approximate Lsh, που στην ουσία για κάθε query ψάχνει σε ποιό bucket πέφτει </text:span><text:span text:style-name="T12">κι αν δεν είναι άδειο τότε για κάθε εικόνα αποθηκεύει την Manhattan απόσταση τους σε ένα priority queue. Έτσι όταν τελειώσει την αναζήτηση στο τέλος να πάρει τους τους τοπ Ν κοντινότερους γείτονες μαζί με τις αποστάσεις τους. </text:span></text:p>
          <text:p text:style-name="P15"><text:span text:style-name="T12">Τέλος, καλείται μία συνάρτηση που υπολογίζει το Range Search για να βρει τους κοντινότερους γείτονες που υπάρχουν μέσα σε μία ορισμένη ακτίνα R, η οποία έ</text:span><text:span text:style-name="T13">χει παρόμοια λειτουργικότητα με την approximate αλλά με έναν παραπάνω περιορισμό</text:span><text:span text:style-name="T12">.</text:span></text:p>
          <text:list>
            <text:list-item>
              <text:p text:style-name="P18"><text:span text:style-name="T16">lsh.h:</text:span><text:span text:style-name="T10"> </text:span><text:span text:style-name="T15">E</text:span><text:span text:style-name="T10">δώ υπάρχει ο ορισμός της κλάσης LSH καθώς και τα πρότυπα των συναρτήσεων της.</text:span></text:p>
            </text:list-item>
          </text:list>
        </text:list-item>
      </text:list>
      <text:p text:style-name="P12"/>
      <text:p text:style-name="P12"/>
      <text:list xml:id="list220930861190436" text:continue-numbering="true" text:style-name="L2">
        <text:list-header>
          <text:p text:style-name="P13"/>
        </text:list-header>
        <text:list-item>
          <text:p text:style-name="P19"><text:soft-page-break/><text:span text:style-name="T18">hyper</text:span><text:span text:style-name="T17">cube.cpp: </text:span><text:span text:style-name="T14">Αρχικά, <text:s/></text:span><text:span text:style-name="T23">Αρχικά, </text:span><text:span text:style-name="T24">υπάρχει συνάρτηση που</text:span><text:span text:style-name="T23"> διαβάζει το MNIST dataset και ενημερώνει τις δομές και τα μέλη της κλάσης. Ορίζει το HashtableSize να είναι ίσο με </text:span><text:span text:style-name="T25">2^k, </text:span><text:span text:style-name="T27">τ</text:span><text:span text:style-name="T28">o m = 423255 (καθώς με αυτό μετά από πολλές δοκιμές παρατηρήσαμε ότι με αυτή την τιμή γίνεται ο καλύτερος κατακερματισμός στα buckets), <text:s/>το Μ έτσι όπως ορίζεται στις διαφάνειες και το W=4000. </text:span><text:span text:style-name="T29">Μετά κάνουμε exhausting αναζήτηση για να βρούμε τους κοντινότερο</text:span><text:span text:style-name="T27">υ</text:span><text:span text:style-name="T29">ς </text:span><text:span text:style-name="T27">πραγματικούς</text:span><text:span text:style-name="T29"> γείτονες, τους αποθηκέυουμε σε έναν πίνακα και αρχικοποιούμε τα s_i. Ύστερα, βάζει τις εικόνες στα buckets. </text:span></text:p>
          <text:p text:style-name="P16"><text:span text:style-name="T11">Μετά από όλα αυτά καλείται η συνάρτηση που ευθύνεται για τον Approximate </text:span><text:span text:style-name="T14">Hypercube</text:span><text:span text:style-name="T11">, που στην ουσία για κάθε query ψάχνει σε ποιό bucket πέφτει </text:span><text:span text:style-name="T12">κι αν δεν είναι άδειο τότε για κάθε εικόνα αποθηκεύει την Manhattan απόσταση τους σε ένα priority queue. </text:span><text:span text:style-name="T14">Παράλληλα, αυξάνουμε έναν μετρητή για να φροντίσουμε να μην ελέγξουμε παραπάνω από Μ εικόνες. Σε περίπτωση που τελειώσουν οι εικόνες στα buckets και μένουν ακόμα εικόνες να εξετλασουμε ή το bucket τυχαίνει να είναι άδειο, τότε ψάχνουμε με απλή Hamming distance να βρούμε τα buckets που έχουν απόσταση αρχικά 1. Τότε ψάχνουμε κι αυτές τις εικόνες αυξάνοντας παράλληλα και τον μετρητή του probes για να μην ξεπεράσουμε τον max_probes που έδωσε ο χρήστης. Έτσι καταλαβαίνουμε πως άμα τελειώσουν όλα τα buckets με Hamming distance 1 και δεν δεν έχουμε φτάσει ακόμα τον μέγιστο αριθμό εικόνων αλλά ούτε τον μέγιστο αριθμό κορυφων, θα ψάξουμε τα buckets με Hamming distance 2 κοκ. Σε κάθε περίπτωση, </text:span><text:span text:style-name="T15">ο αλγόριθμος διακόπτεται έαν φτάσουμε των μέγιστο αριθμό εικόνων ή κορυφων. Γι’ αυτόν τον λόγο είναι λογικό, για μικρό αριθμό εικόνων και κορυφών ο hypercube να πηγαίνει σχετικά χειρότερα από τον lsh.</text:span></text:p>
          <text:p text:style-name="P19"><text:span text:style-name="T30">Τέλος, καλείται μία συνάρτηση που υπολογίζει το Range Search για να βρει τους κοντινότερους γείτονες που υπάρχουν μέσα σε μία ορισμένη ακτίνα R, η οποία έ</text:span><text:span text:style-name="T26">χει παρόμοια λειτουργικότητα με την approximate αλλά με έναν παραπάνω περιορισμό</text:span><text:span text:style-name="T30">.</text:span></text:p>
          <text:list>
            <text:list-item>
              <text:p text:style-name="P17"><text:span text:style-name="T38">hypercube.h: </text:span><text:span text:style-name="T32">E</text:span><text:span text:style-name="T31">δώ υπάρχει ο ορισμός της κλάσης </text:span><text:span text:style-name="T32">HyperCube</text:span><text:span text:style-name="T31"> καθώς και τα πρότυπα των συναρτήσεων της.</text:span></text:p>
            </text:list-item>
          </text:list>
        </text:list-item>
        <text:list-item>
          <text:p text:style-name="P20"><text:span text:style-name="T36">bucket.cpp: </text:span><text:span text:style-name="T26">Εδώ υπάρχουν συναρτήσεις που σχετίζονται με την επεξεργασία/εισαγώγή στα buckets μας. Συγκεκριμένα, υπάρχουν συναρτήσεις που εισάγουν τις εικόνες των train δεδομένων μας στα buckets υπολογίζοντας τις g_i values (για lsh ή reverse assignment lsh) και τις f_i values αντίστοιχα (για hypercube ή reverse assignment </text:span><text:span text:style-name="T33">hypercube</text:span><text:span text:style-name="T26">). <text:s/></text:span><text:span text:style-name="T33">O υπολογισμός αυτών τον values γίνεται με την κατάλληλη εφαρμογή των τύπως για τις α_ι τιμές, μετά τις h_p τιμές με τον τύπο του exponatiation και τέλος την συνένωσή τους και την διαίρεσή τους με HashtableSize.</text:span></text:p>
          <text:list>
            <text:list-item>
              <text:p text:style-name="P21"><text:span text:style-name="T36">bucket.h: </text:span><text:span text:style-name="T26">περιέχει τον ορισμό της κλάσης bucket καθώς και και τα πρότυπα συναρτήσεων της. Στην ουσία ως ένα bucket ορίζουμε ένα vector από ζεύγη εικόνων και των αρχικών g_i value τους. Η αποθήκευση των </text:span><text:span text:style-name="T34">originall </text:span><text:span text:style-name="T26">g_i values για κάθε εικόνα έγινε για </text:span><text:span text:style-name="T34">να εξετάζουμε καθε φορά στον lsh τις εικόνες μόνο με ίδια <text:s/>αρχικά g_i values, κι όχι αυτά που έτυχαν να πέσουν στο ίδιο bucket μετά το %Μ . Βέβαια σε αυτό το σημείο καλό θα ήταν να σημειώσουμε πως αυτή η παραπάνω προσθήκη δεν βελτίωσε ούτε σε απόδοση ούτε σε χρόνο τον κώδικα.</text:span></text:p>
            </text:list-item>
          </text:list>
        </text:list-item>
        <text:list-item>
          <text:p text:style-name="P22"><text:span text:style-name="T36">exhausting.cpp: </text:span><text:span text:style-name="T26">Eδώ υπάρχουν οι δύο συναρτήσεις που υπολογίζουν την ακριβή απόσταση των εικόνων του query dataset με το train dataset και παίρνουμε τους Ν καλύτερους. Επίσης, υπάρχει και η συνάρτηση που υπολογίζει την Manhattan distance δύο διανυσμάτων εικόνων.</text:span></text:p>
          <text:list>
            <text:list-item>
              <text:p text:style-name="P22"><text:span text:style-name="T37">exhausting.h:</text:span><text:span text:style-name="T26"> </text:span><text:span text:style-name="T35">Eδώ υπάρχουν τα πρότυπα των 3 συναρτήσεων που περιγράφθηκαν παραπάνω.</text:span></text:p>
            </text:list-item>
          </text:list>
        </text:list-item>
      </text:list>
      <text:p text:style-name="P3"/>
      <text:p text:style-name="P24"/>
      <text:p text:style-name="P24"/>
      <text:p text:style-name="P25">Παρατηρήσεις:</text:p>
      <text:list xml:id="list706746857" text:style-name="L3">
        <text:list-item>
          <text:p text:style-name="P23"><text:soft-page-break/><text:span text:style-name="T12">Α</text:span><text:span text:style-name="T13">ξίζει να σημειωθεί, ότι τα αποτελέσματα του αλγορίθμου και του κάθε αλγορίθμου φαίνονται στο αρχείο output και για όλες τις κλάσεις υπάρχουν destructor για την κατάλληλη αποδεύσμεση της μνήμης.</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30T19:20:16.866557625</meta:creation-date>
    <dc:date>2020-10-30T22:09:30.017118292</dc:date>
    <meta:editing-duration>PT10M47S</meta:editing-duration>
    <meta:editing-cycles>4</meta:editing-cycles>
    <meta:generator>LibreOffice/6.0.7.3$Linux_X86_64 LibreOffice_project/00m0$Build-3</meta:generator>
    <meta:document-statistic meta:table-count="0" meta:image-count="0" meta:object-count="0" meta:page-count="3" meta:paragraph-count="29" meta:word-count="1015" meta:character-count="6385" meta:non-whitespace-character-count="5407"/>
  </office:meta>
</office:document-meta>
</file>